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7.3958in" table:align="left"/>
    </style:style>
    <style:style style:name="Tabla3.A" style:family="table-column">
      <style:table-column-properties style:column-width="5.0597in"/>
    </style:style>
    <style:style style:name="Tabla3.B" style:family="table-column">
      <style:table-column-properties style:column-width="2.3361in"/>
    </style:style>
    <style:style style:name="Tabla3.1" style:family="table-row">
      <style:table-row-properties style:min-row-height="0.25in"/>
    </style:style>
    <style:style style:name="Tabla3.A1" style:family="table-cell">
      <style:table-cell-properties style:vertical-align="middle" fo:background-color="#ccffcc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a3.2" style:family="table-row">
      <style:table-row-properties style:min-row-height="0.2in"/>
    </style:style>
    <style:style style:name="Tabla3.A2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a3.B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8" style:family="table">
      <style:table-properties style:width="7.3958in" table:align="left"/>
    </style:style>
    <style:style style:name="Table8.A" style:family="table-column">
      <style:table-column-properties style:column-width="1.3743in"/>
    </style:style>
    <style:style style:name="Table8.B" style:family="table-column">
      <style:table-column-properties style:column-width="1.7479in"/>
    </style:style>
    <style:style style:name="Table8.C" style:family="table-column">
      <style:table-column-properties style:column-width="2.016in"/>
    </style:style>
    <style:style style:name="Table8.D" style:family="table-column">
      <style:table-column-properties style:column-width="1.1285in"/>
    </style:style>
    <style:style style:name="Table8.E" style:family="table-column">
      <style:table-column-properties style:column-width="1.1292in"/>
    </style:style>
    <style:style style:name="Table8.1" style:family="table-row">
      <style:table-row-properties style:row-height="0.2167in"/>
    </style:style>
    <style:style style:name="Table8.A1" style:family="table-cell">
      <style:table-cell-properties style:vertical-align="middle" fo:background-color="#cc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8.B1" style:family="table-cell">
      <style:table-cell-properties style:vertical-align="middle" fo:background-color="#cc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8.E1" style:family="table-cell">
      <style:table-cell-properties style:vertical-align="middle" fo:background-color="#cc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8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8.E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8.5" style:family="table-row">
      <style:table-row-properties style:min-row-height="0.1771in"/>
    </style:style>
    <style:style style:name="Table8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8.D5" style:family="table-cell">
      <style:table-cell-properties style:vertical-align="middle" fo:padding="0.0382in" fo:border-left="0.05pt solid #f0f0ff" fo:border-right="none" fo:border-top="none" fo:border-bottom="0.05pt solid #666666"/>
    </style:style>
    <style:style style:name="Table8.E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9" style:family="table">
      <style:table-properties style:width="7.3958in" table:align="left"/>
    </style:style>
    <style:style style:name="Table9.A" style:family="table-column">
      <style:table-column-properties style:column-width="1.4361in"/>
    </style:style>
    <style:style style:name="Table9.B" style:family="table-column">
      <style:table-column-properties style:column-width="1.5625in"/>
    </style:style>
    <style:style style:name="Table9.C" style:family="table-column">
      <style:table-column-properties style:column-width="2.3736in"/>
    </style:style>
    <style:style style:name="Table9.D" style:family="table-column">
      <style:table-column-properties style:column-width="2.0236in"/>
    </style:style>
    <style:style style:name="Table9.1" style:family="table-row">
      <style:table-row-properties style:row-height="0.2167in"/>
    </style:style>
    <style:style style:name="Table9.A1" style:family="table-cell">
      <style:table-cell-properties style:vertical-align="middle" fo:background-color="#cc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9.B1" style:family="table-cell">
      <style:table-cell-properties style:vertical-align="middle" fo:background-color="#cc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9.D1" style:family="table-cell">
      <style:table-cell-properties style:vertical-align="middle" fo:background-color="#cc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9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9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9.D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9.5" style:family="table-row">
      <style:table-row-properties style:min-row-height="0.1826in"/>
    </style:style>
    <style:style style:name="Table9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9.D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7" style:family="table">
      <style:table-properties style:width="7.3958in" table:align="left"/>
    </style:style>
    <style:style style:name="Table7.A" style:family="table-column">
      <style:table-column-properties style:column-width="5.0597in"/>
    </style:style>
    <style:style style:name="Table7.B" style:family="table-column">
      <style:table-column-properties style:column-width="2.3361in"/>
    </style:style>
    <style:style style:name="Table7.1" style:family="table-row">
      <style:table-row-properties style:min-row-height="0.25in"/>
    </style:style>
    <style:style style:name="Table7.A1" style:family="table-cell">
      <style:table-cell-properties style:vertical-align="middle" fo:background-color="#ffffcc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e7.2" style:family="table-row">
      <style:table-row-properties style:min-row-height="0.2in"/>
    </style:style>
    <style:style style:name="Table7.A2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7.B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7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7.B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7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e7.B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6" style:family="table">
      <style:table-properties style:width="7.3958in" table:align="left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1.5in"/>
    </style:style>
    <style:style style:name="Table6.C" style:family="table-column">
      <style:table-column-properties style:column-width="1.8125in"/>
    </style:style>
    <style:style style:name="Table6.D" style:family="table-column">
      <style:table-column-properties style:column-width="1.625in"/>
    </style:style>
    <style:style style:name="Table6.E" style:family="table-column">
      <style:table-column-properties style:column-width="1.0833in"/>
    </style:style>
    <style:style style:name="Table6.1" style:family="table-row">
      <style:table-row-properties style:row-height="0.2167in"/>
    </style:style>
    <style:style style:name="Table6.A1" style:family="table-cell">
      <style:table-cell-properties style:vertical-align="middle" fo:background-color="#ff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6.B1" style:family="table-cell">
      <style:table-cell-properties style:vertical-align="middle" fo:background-color="#ff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6.E1" style:family="table-cell">
      <style:table-cell-properties style:vertical-align="middle" fo:background-color="#ff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6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6.E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6.5" style:family="table-row">
      <style:table-row-properties style:min-row-height="0.1771in"/>
    </style:style>
    <style:style style:name="Table6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6.B5" style:family="table-cell">
      <style:table-cell-properties style:vertical-align="middle" fo:padding="0.0382in" fo:border-left="0.05pt solid #f0f0ff" fo:border-right="none" fo:border-top="none" fo:border-bottom="0.05pt solid #666666"/>
    </style:style>
    <style:style style:name="Table6.E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1" style:family="table">
      <style:table-properties style:width="7.3958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2.3736in"/>
    </style:style>
    <style:style style:name="Table1.D" style:family="table-column">
      <style:table-column-properties style:column-width="2.0236in"/>
    </style:style>
    <style:style style:name="Table1.1" style:family="table-row">
      <style:table-row-properties style:row-height="0.2167in"/>
    </style:style>
    <style:style style:name="Table1.A1" style:family="table-cell">
      <style:table-cell-properties style:vertical-align="middle" fo:background-color="#ff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1.B1" style:family="table-cell">
      <style:table-cell-properties style:vertical-align="middle" fo:background-color="#ff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1.D1" style:family="table-cell">
      <style:table-cell-properties style:vertical-align="middle" fo:background-color="#ff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1.5" style:family="table-row">
      <style:table-row-properties style:min-row-height="0.1771in"/>
    </style:style>
    <style:style style:name="Table1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1.D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3" style:family="table">
      <style:table-properties style:width="7.3958in" table:align="left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2.0833in"/>
    </style:style>
    <style:style style:name="Table3.1" style:family="table-row">
      <style:table-row-properties style:min-row-height="0.25in"/>
    </style:style>
    <style:style style:name="Table3.A1" style:family="table-cell">
      <style:table-cell-properties style:vertical-align="middle" fo:background-color="#d7ebfd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e3.2" style:family="table-row">
      <style:table-row-properties style:min-row-height="0.1965in"/>
    </style:style>
    <style:style style:name="Table3.A2" style:family="table-cell">
      <style:table-cell-properties style:vertical-align="middle" fo:padding="0.0382in" fo:border-left="0.05pt solid #aea79f" fo:border-right="none" fo:border-top="0.05pt solid #e6e6ff" fo:border-bottom="0.05pt solid #e6e6ff"/>
    </style:style>
    <style:style style:name="Table3.B2" style:family="table-cell">
      <style:table-cell-properties style:vertical-align="middle" fo:padding="0.0382in" fo:border-left="0.05pt solid #e6e6ff" fo:border-right="none" fo:border-top="0.05pt solid #e6e6ff" fo:border-bottom="0.05pt solid #e6e6ff"/>
    </style:style>
    <style:style style:name="Table3.C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3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3.C3" style:family="table-cell">
      <style:table-cell-properties style:vertical-align="middle" fo:padding="0.0382in" fo:border-left="0.05pt solid #e6e6ff" fo:border-right="0.05pt solid #aea79f" fo:border-top="0.05pt solid #e6e6ff" fo:border-bottom="0.05pt solid #e6e6ff"/>
    </style:style>
    <style:style style:name="Table3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e3.C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5" style:family="table">
      <style:table-properties style:width="7.3958in" table:align="left"/>
    </style:style>
    <style:style style:name="Table5.A" style:family="table-column">
      <style:table-column-properties style:column-width="0.5597in"/>
    </style:style>
    <style:style style:name="Table5.B" style:family="table-column">
      <style:table-column-properties style:column-width="2.2528in"/>
    </style:style>
    <style:style style:name="Table5.C" style:family="table-column">
      <style:table-column-properties style:column-width="1.9986in"/>
    </style:style>
    <style:style style:name="Table5.D" style:family="table-column">
      <style:table-column-properties style:column-width="1.8153in"/>
    </style:style>
    <style:style style:name="Table5.E" style:family="table-column">
      <style:table-column-properties style:column-width="0.7694in"/>
    </style:style>
    <style:style style:name="Table5.1" style:family="table-row">
      <style:table-row-properties style:row-height="0.2167in"/>
    </style:style>
    <style:style style:name="Table5.A1" style:family="table-cell">
      <style:table-cell-properties style:vertical-align="middle" fo:background-color="#d7ebfd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5.B1" style:family="table-cell">
      <style:table-cell-properties style:vertical-align="middle" fo:background-color="#d7ebfd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5.E1" style:family="table-cell">
      <style:table-cell-properties style:vertical-align="middle" fo:background-color="#d7ebfd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5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5.E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5.E3" style:family="table-cell" style:data-style-name="N3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5.5" style:family="table-row">
      <style:table-row-properties style:min-row-height="0.1771in"/>
    </style:style>
    <style:style style:name="Table5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5.E5" style:family="table-cell" style:data-style-name="N3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4" style:family="table">
      <style:table-properties style:width="7.3958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1.875in"/>
    </style:style>
    <style:style style:name="Table4.C" style:family="table-column">
      <style:table-column-properties style:column-width="2.0486in"/>
    </style:style>
    <style:style style:name="Table4.D" style:family="table-column">
      <style:table-column-properties style:column-width="2.0347in"/>
    </style:style>
    <style:style style:name="Table4.1" style:family="table-row">
      <style:table-row-properties style:min-row-height="0.3938in"/>
    </style:style>
    <style:style style:name="Table4.A1" style:family="table-cell">
      <style:table-cell-properties style:vertical-align="" fo:background-color="transparent" fo:padding="0.0382in" fo:border-left="0.05pt solid #aea79f" fo:border-right="none" fo:border-top="0.05pt solid #aea79f" fo:border-bottom="0.05pt solid #aea79f">
        <style:background-image/>
      </style:table-cell-properties>
    </style:style>
    <style:style style:name="Table4.B1" style:family="table-cell">
      <style:table-cell-properties style:vertical-align="" fo:background-color="transparent" fo:padding="0.0382in" fo:border-left="0.05pt solid #f0f0ff" fo:border-right="none" fo:border-top="0.05pt solid #aea79f" fo:border-bottom="0.05pt solid #aea79f">
        <style:background-image/>
      </style:table-cell-properties>
    </style:style>
    <style:style style:name="Table4.D1" style:family="table-cell">
      <style:table-cell-properties style:vertical-align="" fo:background-color="transparent" fo:padding="0.0382in" fo:border-left="0.05pt solid #f0f0ff" fo:border-right="0.05pt solid #aea79f" fo:border-top="0.05pt solid #aea79f" fo:border-bottom="0.05pt solid #aea79f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43bc3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7637e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612ef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841f3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977886" style:font-size-asian="6pt" style:font-weight-asian="bold" style:font-size-complex="6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7pt" fo:language="es" fo:country="ES" style:text-underline-style="none" fo:font-weight="normal" officeooo:paragraph-rsid="014314b5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style:text-underline-style="none" fo:font-weight="normal" officeooo:paragraph-rsid="00443bc3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4612ef" style:font-size-asian="7pt" style:font-weight-asian="bold" style:font-size-complex="7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904b40" style:font-size-asian="7pt" style:font-weight-asian="bold" style:font-size-complex="7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0c1b61a" style:font-size-asian="7pt" style:font-weight-asian="bold" style:font-size-complex="7pt" style:font-weight-complex="bold"/>
    </style:style>
    <style:style style:name="P14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2f16f" officeooo:paragraph-rsid="014612ef" style:font-size-asian="7pt" style:font-weight-asian="bold" style:font-size-complex="7pt" style:font-weight-complex="bold"/>
    </style:style>
    <style:style style:name="P15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aa96a0" officeooo:paragraph-rsid="01a972ce" style:font-size-asian="7pt" style:font-weight-asian="bold" style:font-size-complex="7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b2f91" officeooo:paragraph-rsid="014612ef" style:font-size-asian="7pt" style:font-weight-asian="normal" style:font-size-complex="7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4612ef" style:font-size-asian="7pt" style:font-weight-asian="normal" style:font-size-complex="7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526b15" style:font-size-asian="7pt" style:font-weight-asian="normal" style:font-size-complex="7pt" style:font-weight-complex="normal"/>
    </style:style>
    <style:style style:name="P20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4612ef" style:font-size-asian="7pt" style:font-weight-asian="normal" style:font-size-complex="7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afd29d" officeooo:paragraph-rsid="014314b5" style:font-size-asian="7pt" style:font-weight-asian="normal" style:font-size-complex="7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4114a4" officeooo:paragraph-rsid="014314b5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18d6b8d" officeooo:paragraph-rsid="018d6b8d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0c1b61a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a0b909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fo:font-style="italic" style:text-underline-style="none" fo:font-weight="normal" officeooo:rsid="004114a4" officeooo:paragraph-rsid="014314b5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Standard">
      <loext:graphic-properties draw:fill="solid" draw:fill-color="#ccffcc" draw:opacity="100%"/>
      <style:paragraph-properties fo:margin-left="0in" fo:margin-right="0in" fo:text-align="start" style:justify-single-word="false" fo:text-indent="0in" style:auto-text-indent="false" fo:background-color="#ccffcc">
        <style:tab-stops>
          <style:tab-stop style:position="5.6181in"/>
          <style:tab-stop style:position="5.9791in"/>
        </style:tab-stops>
      </style:paragraph-properties>
      <style:text-properties fo:color="#000000" style:font-name="Liberation Sans1" fo:font-size="11pt" fo:language="es" fo:country="ES" style:text-underline-style="none" fo:font-weight="bold" officeooo:paragraph-rsid="0050b940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5.9791in"/>
        </style:tab-stops>
      </style:paragraph-properties>
      <style:text-properties fo:color="#000000" style:font-name="Liberation Sans1" fo:font-size="11pt" fo:language="es" fo:country="ES" style:text-underline-style="none" fo:font-weight="bold" officeooo:paragraph-rsid="014612ef" fo:background-color="transparent" style:font-size-asian="11pt" style:font-weight-asian="bold" style:font-size-complex="11pt" style:font-weight-complex="bold" loext:shadow="none"/>
    </style:style>
    <style:style style:name="P30" style:family="paragraph" style:parent-style-name="Standard">
      <loext:graphic-properties draw:fill="solid" draw:fill-color="#ffff99" draw:opacity="100%"/>
      <style:paragraph-properties fo:margin-left="0in" fo:margin-right="0in" fo:text-align="start" style:justify-single-word="false" fo:text-indent="0in" style:auto-text-indent="false" fo:background-color="#ffff99">
        <style:tab-stops>
          <style:tab-stop style:position="5.6181in"/>
          <style:tab-stop style:position="5.9791in"/>
        </style:tab-stops>
      </style:paragraph-properties>
      <style:text-properties fo:color="#000000" style:font-name="Liberation Sans1" fo:font-size="12pt" fo:language="es" fo:country="ES" style:text-underline-style="none" fo:font-weight="bold" officeooo:paragraph-rsid="017c3e8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Source Sans Pro" fo:font-size="9pt" fo:language="es" fo:country="ES" style:text-underline-style="none" fo:font-weight="bold" officeooo:rsid="0002f16f" officeooo:paragraph-rsid="01a2880c" style:font-size-asian="9pt" style:font-weight-asian="bold" style:font-size-complex="9pt" style:font-weight-complex="bold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Source Sans Pro" fo:font-size="9pt" fo:language="es" fo:country="ES" style:text-underline-style="none" fo:font-weight="bold" officeooo:rsid="0002f16f" officeooo:paragraph-rsid="01a0b909" style:font-size-asian="9pt" style:font-weight-asian="bold" style:font-size-complex="9pt" style:font-weight-complex="bold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04b40" style:font-size-asian="7pt" style:font-weight-asian="bold" style:font-size-complex="7pt" style:font-weight-complex="bold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66666" style:font-name="Liberation Sans1" fo:font-size="6pt" fo:language="es" fo:country="ES" style:text-underline-style="none" fo:font-weight="normal" officeooo:rsid="00327978" officeooo:paragraph-rsid="017c3e8d" style:font-size-asian="6pt" style:font-weight-asian="normal" style:font-size-complex="6pt" style:font-weight-complex="normal"/>
    </style:style>
    <style:style style:name="P38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eaa52" style:font-size-asian="6pt" style:font-weight-asian="normal" style:font-size-complex="6pt" style:font-weight-complex="normal"/>
    </style:style>
    <style:style style:name="P39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4612ef" style:font-size-asian="6pt" style:font-weight-asian="bold" style:font-size-complex="6pt" style:font-weight-complex="bold"/>
    </style:style>
    <style:style style:name="P40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977886" style:font-size-asian="6pt" style:font-weight-asian="bold" style:font-size-complex="6pt" style:font-weight-complex="bold"/>
    </style:style>
    <style:style style:name="P41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4314b5" style:font-size-asian="8pt" style:font-weight-asian="normal" style:font-size-complex="8pt" style:font-weight-complex="normal"/>
    </style:style>
    <style:style style:name="P42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style:text-underline-style="none" fo:font-weight="bold" officeooo:paragraph-rsid="0133d200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8ad6e9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c2d24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d5082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a80a1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a7b59a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1ed3c3" style:font-size-asian="7pt" style:font-weight-asian="bold" style:font-size-complex="7pt" style:font-weight-complex="bold"/>
    </style:style>
    <style:style style:name="P5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904b40" style:font-size-asian="7pt" style:font-weight-asian="bold" style:font-size-complex="7pt" style:font-weight-complex="bold"/>
    </style:style>
    <style:style style:name="P5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977886" style:font-size-asian="7pt" style:font-weight-asian="bold" style:font-size-complex="7pt" style:font-weight-complex="bold"/>
    </style:style>
    <style:style style:name="P5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04b40" style:font-size-asian="7pt" style:font-weight-asian="bold" style:font-size-complex="7pt" style:font-weight-complex="bold"/>
    </style:style>
    <style:style style:name="P5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5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5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a972ce" officeooo:paragraph-rsid="01a972ce" style:font-size-asian="7pt" style:font-weight-asian="bold" style:font-size-complex="7pt" style:font-weight-complex="bold"/>
    </style:style>
    <style:style style:name="P5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11ed3c3" officeooo:paragraph-rsid="014612ef" style:font-size-asian="7pt" style:font-weight-asian="bold" style:font-size-complex="7pt" style:font-weight-complex="bold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147c66e" officeooo:paragraph-rsid="0147c66e" style:font-size-asian="7pt" style:font-weight-asian="bold" style:font-size-complex="7pt" style:font-weight-complex="bold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73c418" style:font-size-asian="7pt" style:font-weight-asian="bold" style:font-size-complex="7pt" style:font-weight-complex="bold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9f07e6" style:font-size-asian="7pt" style:font-weight-asian="bold" style:font-size-complex="7pt" style:font-weight-complex="bold"/>
    </style:style>
    <style:style style:name="P6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7de8c2" style:font-size-asian="7pt" style:font-weight-asian="bold" style:font-size-complex="7pt" style:font-weight-complex="bold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7de8c2" style:font-size-asian="7pt" style:font-weight-asian="bold" style:font-size-complex="7pt" style:font-weight-complex="bold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7577d5" style:font-size-asian="7pt" style:font-weight-asian="bold" style:font-size-complex="7pt" style:font-weight-complex="bold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a6e1bb" style:font-size-asian="7pt" style:font-weight-asian="bold" style:font-size-complex="7pt" style:font-weight-complex="bold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de8c2" style:font-size-asian="7pt" style:font-weight-asian="bold" style:font-size-complex="7pt" style:font-weight-complex="bold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c3e8d" style:font-size-asian="7pt" style:font-weight-asian="bold" style:font-size-complex="7pt" style:font-weight-complex="bold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989a1" style:font-size-asian="7pt" style:font-weight-asian="bold" style:font-size-complex="7pt" style:font-weight-complex="bold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de8c2" style:font-size-asian="7pt" style:font-weight-asian="bold" style:font-size-complex="7pt" style:font-weight-complex="bold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c3e8d" style:font-size-asian="7pt" style:font-weight-asian="bold" style:font-size-complex="7pt" style:font-weight-complex="bold"/>
    </style:style>
    <style:style style:name="P7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577d5" style:font-size-asian="7pt" style:font-weight-asian="bold" style:font-size-complex="7pt" style:font-weight-complex="bold"/>
    </style:style>
    <style:style style:name="P7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8fdd5d" officeooo:paragraph-rsid="017c3e8d" style:font-size-asian="7pt" style:font-weight-asian="bold" style:font-size-complex="7pt" style:font-weight-complex="bold"/>
    </style:style>
    <style:style style:name="P7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b2f91" officeooo:paragraph-rsid="014612ef" style:font-size-asian="7pt" style:font-weight-asian="bold" style:font-size-complex="7pt" style:font-weight-complex="bold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7766ee" style:font-size-asian="7pt" style:font-weight-asian="bold" style:font-size-complex="7pt" style:font-weight-complex="bold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8d6b8d" style:font-size-asian="7pt" style:font-weight-asian="bold" style:font-size-complex="7pt" style:font-weight-complex="bold"/>
    </style:style>
    <style:style style:name="P7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ea2f28" officeooo:paragraph-rsid="014612ef" style:font-size-asian="7pt" style:font-weight-asian="bold" style:font-size-complex="7pt" style:font-weight-complex="bold"/>
    </style:style>
    <style:style style:name="P7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14612ef" style:font-size-asian="7pt" style:font-weight-asian="bold" style:font-size-complex="7pt" style:font-weight-complex="bold"/>
    </style:style>
    <style:style style:name="P7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0c1b61a" style:font-size-asian="7pt" style:font-weight-asian="bold" style:font-size-complex="7pt" style:font-weight-complex="bold"/>
    </style:style>
    <style:style style:name="P7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4612ef" style:font-size-asian="7pt" style:font-weight-asian="bold" style:font-size-complex="7pt" style:font-weight-complex="bold"/>
    </style:style>
    <style:style style:name="P7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1ed3c3" style:font-size-asian="7pt" style:font-weight-asian="bold" style:font-size-complex="7pt" style:font-weight-complex="bold"/>
    </style:style>
    <style:style style:name="P8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8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84023c" officeooo:paragraph-rsid="0184023c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b2f91" officeooo:paragraph-rsid="014612ef" style:font-size-asian="7pt" style:font-weight-asian="normal" style:font-size-complex="7pt" style:font-weight-complex="normal"/>
    </style:style>
    <style:style style:name="P8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4612ef" style:font-size-asian="7pt" style:font-weight-asian="normal" style:font-size-complex="7pt" style:font-weight-complex="normal"/>
    </style:style>
    <style:style style:name="P8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24aedd" style:font-size-asian="7pt" style:font-weight-asian="normal" style:font-size-complex="7pt" style:font-weight-complex="normal"/>
    </style:style>
    <style:style style:name="P8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7c3e8d" style:font-size-asian="7pt" style:font-weight-asian="normal" style:font-size-complex="7pt" style:font-weight-complex="normal"/>
    </style:style>
    <style:style style:name="P8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7989a1" style:font-size-asian="7pt" style:font-weight-asian="normal" style:font-size-complex="7pt" style:font-weight-complex="normal"/>
    </style:style>
    <style:style style:name="P8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bold" officeooo:rsid="0002f16f" officeooo:paragraph-rsid="01417cc2" style:font-size-asian="8pt" style:font-weight-asian="bold" style:font-size-complex="8pt" style:font-weight-complex="bold"/>
    </style:style>
    <style:style style:name="P8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ans1" fo:font-size="6pt" style:text-underline-style="none" officeooo:rsid="003b2f91" officeooo:paragraph-rsid="018ad6e9" style:font-size-asian="6pt" style:font-size-complex="6pt"/>
    </style:style>
    <style:style style:name="P89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4612ef" style:font-size-asian="7pt" style:font-weight-asian="normal" style:font-size-complex="7pt" style:font-weight-complex="normal"/>
    </style:style>
    <style:style style:name="P90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0c1b61a" style:font-size-asian="7pt" style:font-weight-asian="normal" style:font-size-complex="7pt" style:font-weight-complex="normal"/>
    </style:style>
    <style:style style:name="P91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a3fc45" style:font-size-asian="7pt" style:font-weight-asian="normal" style:font-size-complex="7pt" style:font-weight-complex="normal"/>
    </style:style>
    <style:style style:name="P92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904b40" style:font-size-asian="7pt" style:font-weight-asian="normal" style:font-size-complex="7pt" style:font-weight-complex="normal"/>
    </style:style>
    <style:style style:name="P93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19841f3" officeooo:paragraph-rsid="019a80a1" style:font-size-asian="7pt" style:font-weight-asian="normal" style:font-size-complex="7pt" style:font-weight-complex="normal"/>
    </style:style>
    <style:style style:name="P94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3e816d" officeooo:paragraph-rsid="01a3fc45" style:font-size-asian="7pt" style:font-weight-asian="normal" style:font-size-complex="7pt" style:font-weight-complex="normal"/>
    </style:style>
    <style:style style:name="P95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333333" style:font-name="Liberation Sans1" fo:font-size="6pt" fo:language="es" fo:country="ES" style:text-underline-style="none" fo:font-weight="normal" officeooo:rsid="003b2f91" officeooo:paragraph-rsid="019a80a1" style:font-size-asian="6pt" style:font-weight-asian="normal" style:font-size-complex="6pt" style:font-weight-complex="normal"/>
    </style:style>
    <style:style style:name="P96" style:family="paragraph" style:parent-style-name="Foot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ans1" fo:font-size="6pt" style:text-underline-style="none" officeooo:paragraph-rsid="014612ef" style:font-size-asian="6pt" style:font-size-complex="6pt"/>
    </style:style>
    <style:style style:name="P98" style:family="paragraph" style:parent-style-name="Standard">
      <style:paragraph-properties fo:text-align="start" style:justify-single-word="false"/>
      <style:text-properties style:font-name="Liberation Sans1" fo:font-size="6pt" style:text-underline-style="none" officeooo:rsid="01578cb1" officeooo:paragraph-rsid="018ad6e9" style:font-size-asian="6pt" style:font-size-complex="6pt"/>
    </style:style>
    <style:style style:name="P99" style:family="paragraph" style:parent-style-name="Standard">
      <style:paragraph-properties fo:text-align="start" style:justify-single-word="false"/>
      <style:text-properties style:font-name="Liberation Sans1" fo:font-size="7pt" style:text-underline-style="none" officeooo:rsid="01578cb1" officeooo:paragraph-rsid="018ad6e9" style:font-size-asian="7pt" style:font-size-complex="7pt"/>
    </style:style>
    <style:style style:name="P100" style:family="paragraph" style:parent-style-name="Standard">
      <style:paragraph-properties fo:text-align="start" style:justify-single-word="false"/>
      <style:text-properties fo:color="#000000" style:font-name="Liberation Sans1" fo:font-size="6pt" style:text-underline-style="none" officeooo:paragraph-rsid="00443bc3" style:font-size-asian="6pt" style:font-size-complex="6pt"/>
    </style:style>
    <style:style style:name="P101" style:family="paragraph" style:parent-style-name="Standard">
      <style:paragraph-properties fo:text-align="center" style:justify-single-word="false"/>
      <style:text-properties fo:color="#99ccff" style:font-name="Liberation Sans1" fo:font-size="7pt" style:text-underline-style="none" fo:font-weight="bold" officeooo:rsid="015a2038" officeooo:paragraph-rsid="018ad6e9" style:font-size-asian="7pt" style:font-weight-asian="bold" style:font-size-complex="7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b2b2b2" style:font-name="Liberation Sans1" fo:font-size="7pt" style:text-underline-style="none" officeooo:rsid="0188ea16" officeooo:paragraph-rsid="018ad6e9" style:font-size-asian="7pt" style:font-size-complex="7pt"/>
    </style:style>
    <style:style style:name="P103" style:family="paragraph" style:parent-style-name="Standard">
      <style:text-properties officeooo:paragraph-rsid="01977886"/>
    </style:style>
    <style:style style:name="P104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font-name="Liberation Sans1" fo:font-size="6pt" style:text-underline-style="none" style:font-size-asian="6pt" style:font-size-complex="6pt"/>
    </style:style>
    <style:style style:name="T1" style:family="text">
      <style:text-properties officeooo:rsid="00327978"/>
    </style:style>
    <style:style style:name="T2" style:family="text">
      <style:text-properties officeooo:rsid="0037ed3f"/>
    </style:style>
    <style:style style:name="T3" style:family="text">
      <style:text-properties officeooo:rsid="003b2f91"/>
    </style:style>
    <style:style style:name="T4" style:family="text">
      <style:text-properties officeooo:rsid="003d48ec"/>
    </style:style>
    <style:style style:name="T5" style:family="text">
      <style:text-properties fo:font-weight="bold" officeooo:rsid="003d48ec" style:font-weight-asian="bold" style:font-weight-complex="bold"/>
    </style:style>
    <style:style style:name="T6" style:family="text">
      <style:text-properties fo:font-weight="bold" officeooo:rsid="00846887" style:font-weight-asian="bold" style:font-weight-complex="bold"/>
    </style:style>
    <style:style style:name="T7" style:family="text">
      <style:text-properties officeooo:rsid="004d6db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8fd520" style:font-weight-asian="normal" style:font-weight-complex="normal"/>
    </style:style>
    <style:style style:name="T10" style:family="text">
      <style:text-properties fo:font-weight="normal" officeooo:rsid="009876f7" style:font-weight-asian="normal" style:font-weight-complex="normal"/>
    </style:style>
    <style:style style:name="T11" style:family="text">
      <style:text-properties fo:font-weight="normal" officeooo:rsid="009437b0" style:font-weight-asian="normal" style:font-weight-complex="normal"/>
    </style:style>
    <style:style style:name="T12" style:family="text">
      <style:text-properties fo:font-weight="normal" officeooo:rsid="0002f16f" style:font-weight-asian="normal" style:font-weight-complex="normal"/>
    </style:style>
    <style:style style:name="T13" style:family="text">
      <style:text-properties fo:font-weight="normal" officeooo:rsid="003b2f91" style:font-weight-asian="normal" style:font-weight-complex="normal"/>
    </style:style>
    <style:style style:name="T14" style:family="text">
      <style:text-properties fo:font-weight="normal" officeooo:rsid="018d6b8d" style:font-weight-asian="normal" style:font-weight-complex="normal"/>
    </style:style>
    <style:style style:name="T15" style:family="text">
      <style:text-properties officeooo:rsid="008fd520"/>
    </style:style>
    <style:style style:name="T16" style:family="text">
      <style:text-properties officeooo:rsid="009876f7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19c2d24" style:font-style-asian="italic" style:font-weight-asian="normal" style:font-style-complex="italic" style:font-weight-complex="normal"/>
    </style:style>
    <style:style style:name="T19" style:family="text">
      <style:text-properties fo:color="#666666"/>
    </style:style>
    <style:style style:name="T20" style:family="text">
      <style:text-properties fo:color="#333333" officeooo:rsid="00365a71"/>
    </style:style>
    <style:style style:name="T21" style:family="text">
      <style:text-properties fo:color="#333333" officeooo:rsid="017dbac5"/>
    </style:style>
    <style:style style:name="T22" style:family="text">
      <style:text-properties officeooo:rsid="01526b15"/>
    </style:style>
    <style:style style:name="T23" style:family="text">
      <style:text-properties officeooo:rsid="0168cd28"/>
    </style:style>
    <style:style style:name="T24" style:family="text">
      <style:text-properties officeooo:rsid="00365a71"/>
    </style:style>
    <style:style style:name="T25" style:family="text">
      <style:text-properties officeooo:rsid="018d6b8d"/>
    </style:style>
    <style:style style:name="T26" style:family="text">
      <style:text-properties officeooo:rsid="0190d589"/>
    </style:style>
    <style:style style:name="T27" style:family="text">
      <style:text-properties officeooo:rsid="0195e949"/>
    </style:style>
    <style:style style:name="T28" style:family="text">
      <style:text-properties fo:color="#000000" fo:font-size="7pt" officeooo:rsid="019841f3" style:font-size-asian="7pt" style:font-size-complex="7pt"/>
    </style:style>
    <style:style style:name="T29" style:family="text">
      <style:text-properties fo:color="#000000" fo:font-size="7pt" officeooo:rsid="0002f16f" style:font-size-asian="7pt" style:font-size-complex="7pt"/>
    </style:style>
    <style:style style:name="T30" style:family="text">
      <style:text-properties style:font-name="Source Sans Pro" fo:font-size="9pt" officeooo:rsid="0002f16f" style:font-size-asian="9pt" style:font-size-complex="9pt"/>
    </style:style>
    <number:number-style style:name="N3">
      <number:number number:decimal-places="0" loext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<text:placeholder text:placeholder-type="text">&lt;for each="voucher in objects"&gt;</text:placeholder></text:p>
      <text:p text:style-name="P42"><text:placeholder text:placeholder-type="text">&lt;company.party.name&gt;</text:placeholder></text:p>
      <text:p text:style-name="P87"><text:span text:style-name="T14">RUC</text:span><text:span text:style-name="T11"> </text:span><text:span text:style-name="T8"><text:placeholder text:placeholder-type="text">&lt;company.party.vat_number&gt;</text:placeholder></text:span></text:p>
      <text:p text:style-name="P9"><text:placeholder text:placeholder-type="text">&lt;choose test=""&gt;</text:placeholder></text:p>
      <text:p text:style-name="P9"/>
      <text:p text:style-name="P100"><text:placeholder text:placeholder-type="text">&lt;when test="voucher.voucher_type == 'payment'"&gt;</text:placeholder></text:p>
      <text:p text:style-name="P44"><text:placeholder text:placeholder-type="text">&lt;if test="voucher.check_number"&gt;</text:placeholder></text:p>
      <text:p text:style-name="P98"/>
      <text:p text:style-name="P98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1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2">ESPACIO PARA CHEQUE</text:p>
      <text:p text:style-name="P88"/>
      <text:p text:style-name="P44"><text:placeholder text:placeholder-type="text">&lt;/if&gt;</text:placeholder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28"><text:span text:style-name="T20">COMPROBANTE DE EGRESO</text:span><text:span text:style-name="T19"> </text:span><text:span text:style-name="T2">No.</text:span> <text:placeholder text:placeholder-type="text">&lt;voucher.number&gt;</text:placeholder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67"><text:span text:style-name="T3">PAGADO A</text:span>: <text:span text:style-name="T8"><text:placeholder text:placeholder-type="text">&lt;voucher.party.name&gt;</text:placeholder></text:span></text:p>
          </table:table-cell>
          <table:table-cell table:style-name="Tabla3.B2" office:value-type="string">
            <text:p text:style-name="P73"><text:span text:style-name="T25">RUC/C.I.:</text:span> <text:span text:style-name="T8"><text:placeholder text:placeholder-type="text">&lt;voucher.party.vat_number&gt;</text:placeholder></text:span></text:p>
          </table:table-cell>
        </table:table-row>
        <table:table-row table:style-name="Tabla3.2">
          <table:table-cell table:style-name="Tabla3.A3" office:value-type="string">
            <text:p text:style-name="P86"/>
          </table:table-cell>
          <table:table-cell table:style-name="Tabla3.B3" office:value-type="string">
            <text:p text:style-name="P70">FECHA: <text:span text:style-name="T12"><text:placeholder text:placeholder-type="text">&lt;voucher.date&gt;</text:placeholder></text:span></text:p>
          </table:table-cell>
        </table:table-row>
        <table:table-row table:style-name="Tabla3.2">
          <table:table-cell table:style-name="Tabla3.A4" office:value-type="string">
            <text:p text:style-name="P59">VALOR EN LETRAS: <text:span text:style-name="T17"><text:placeholder text:placeholder-type="text">&lt;voucher.amount_to_pay_words&gt;</text:placeholder></text:span><text:span text:style-name="T17"> </text:span></text:p>
          </table:table-cell>
          <table:table-cell table:style-name="Tabla3.B4" office:value-type="string">
            <text:p text:style-name="P63">VALOR NETO: <text:span text:style-name="T12"><text:placeholder text:placeholder-type="text">&lt;voucher.amount&gt;</text:placeholder></text:span></text:p>
          </table:table-cell>
        </table:table-row>
      </table:table>
      <text:p text:style-name="P4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55">FORMA DE PAGO</text:p>
          </table:table-cell>
          <table:table-cell table:style-name="Table8.B1" office:value-type="string">
            <text:p text:style-name="P52">N.º DOCUMENTO/CHEQUE</text:p>
          </table:table-cell>
          <table:table-cell table:style-name="Table8.B1" office:value-type="string">
            <text:p text:style-name="P33">BANCO</text:p>
          </table:table-cell>
          <table:table-cell table:style-name="Table8.B1" office:value-type="string">
            <text:p text:style-name="P52">N.º CUENTA</text:p>
          </table:table-cell>
          <table:table-cell table:style-name="Table8.E1" office:value-type="string">
            <text:p text:style-name="P50">VALOR</text:p>
          </table:table-cell>
        </table:table-row>
        <table:table-row>
          <table:table-cell table:style-name="Table8.A2" office:value-type="string">
            <text:p text:style-name="P91"><text:placeholder text:placeholder-type="text">&lt;for each="pay_lines in voucher.pay_lines"&gt;</text:placeholder></text:p>
          </table:table-cell>
          <table:table-cell table:style-name="Table8.B2" office:value-type="string">
            <text:p text:style-name="P92"/>
          </table:table-cell>
          <table:table-cell table:style-name="Table8.B2" office:value-type="string">
            <text:p text:style-name="P47"/>
          </table:table-cell>
          <table:table-cell table:style-name="Table8.B2" office:value-type="string">
            <text:p text:style-name="P47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93"><text:placeholder text:placeholder-type="text">&lt;pay_lines.pay_mode.name&gt;</text:placeholder></text:p>
          </table:table-cell>
          <table:table-cell table:style-name="Table8.B2" office:value-type="string">
            <text:p text:style-name="P95"><text:placeholder text:placeholder-type="text">&lt;if test="pay_lines.numero_doc"&gt;</text:placeholder><text:span text:style-name="T28"><text:placeholder text:placeholder-type="text">&lt;pay_lines.numero_doc&gt;</text:placeholder></text:span><text:placeholder text:placeholder-type="text">&lt;/if&gt;</text:placeholder></text:p>
          </table:table-cell>
          <table:table-cell table:style-name="Table8.B2" office:value-type="string">
            <text:p text:style-name="P47"><text:placeholder text:placeholder-type="text">&lt;if test=" pay_lines.banco"&gt;</text:placeholder><text:span text:style-name="T28"><text:placeholder text:placeholder-type="text">&lt;pay_lines.banco.party.name&gt;</text:placeholder></text:span><text:placeholder text:placeholder-type="text">&lt;/if&gt;</text:placeholder></text:p>
          </table:table-cell>
          <table:table-cell table:style-name="Table8.B2" office:value-type="string">
            <text:p text:style-name="P47"><text:placeholder text:placeholder-type="text">&lt;if test="pay_lines.cuenta_tercero"&gt;</text:placeholder><text:span text:style-name="T28"><text:placeholder text:placeholder-type="text">&lt;pay_lines.cuenta_tercero&gt;</text:placeholder></text:span><text:placeholder text:placeholder-type="text">&lt;/if&gt;</text:placeholder></text:p>
          </table:table-cell>
          <table:table-cell table:style-name="Table8.E2" office:value-type="string">
            <text:p text:style-name="P48"><text:placeholder text:placeholder-type="text">&lt;if test="pay_lines.pay_amount"&gt;</text:placeholder><text:span text:style-name="T29"><text:placeholder text:placeholder-type="text">&lt;(formatLang(pay_lines.pay_amount, voucher.party.lang))&gt;</text:placeholder></text:span><text:placeholder text:placeholder-type="text">&lt;/if&gt;</text:placeholder></text:p>
          </table:table-cell>
        </table:table-row>
        <table:table-row>
          <table:table-cell table:style-name="Table8.A2" office:value-type="string">
            <text:p text:style-name="P94"><text:placeholder text:placeholder-type="text">&lt;/for&gt;</text:placeholder></text:p>
          </table:table-cell>
          <table:table-cell table:style-name="Table8.B2" office:value-type="string">
            <text:p text:style-name="P92"/>
          </table:table-cell>
          <table:table-cell table:style-name="Table8.B2" office:value-type="string">
            <text:p text:style-name="P47"/>
          </table:table-cell>
          <table:table-cell table:style-name="Table8.B2" office:value-type="string">
            <text:p text:style-name="P47"/>
          </table:table-cell>
          <table:table-cell table:style-name="Table8.E2" office:value-type="string">
            <text:p text:style-name="P6"/>
          </table:table-cell>
        </table:table-row>
        <table:table-row table:style-name="Table8.5">
          <table:table-cell table:style-name="Table8.A5" table:number-columns-spanned="3" office:value-type="string">
            <text:p text:style-name="P11"/>
          </table:table-cell>
          <table:covered-table-cell/>
          <table:covered-table-cell/>
          <table:table-cell table:style-name="Table8.D5" office:value-type="string">
            <text:p text:style-name="P16">TOTAL</text:p>
          </table:table-cell>
          <table:table-cell table:style-name="Table8.E5" office:value-type="string">
            <text:p text:style-name="P31"><text:placeholder text:placeholder-type="text">&lt;(formatLang(voucher.amount, voucher.party.lang))&gt;</text:placeholder></text:p>
          </table:table-cell>
        </table:table-row>
      </table:table>
      <text:p text:style-name="P7"/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54">FACTURA</text:p>
          </table:table-cell>
          <table:table-cell table:style-name="Table9.B1" office:value-type="string">
            <text:p text:style-name="P35"><text:s/>TOTAL DE FACTURA</text:p>
          </table:table-cell>
          <table:table-cell table:style-name="Table9.B1" office:value-type="string">
            <text:p text:style-name="P54">VALOR <text:span text:style-name="T27">CANCELADO</text:span></text:p>
          </table:table-cell>
          <table:table-cell table:style-name="Table9.D1" office:value-type="string">
            <text:p text:style-name="P51">VALOR <text:span text:style-name="T26">PENDIENTE</text:span></text:p>
          </table:table-cell>
        </table:table-row>
        <table:table-row>
          <table:table-cell table:style-name="Table9.A2" office:value-type="string">
            <text:p text:style-name="P90"><text:placeholder text:placeholder-type="text">&lt;for each="line in voucher.lines"&gt;</text:placeholder></text:p>
          </table:table-cell>
          <table:table-cell table:style-name="Table9.B2" office:value-type="string">
            <text:p text:style-name="P13"/>
          </table:table-cell>
          <table:table-cell table:style-name="Table9.B2" office:value-type="string">
            <text:p text:style-name="P77"/>
          </table:table-cell>
          <table:table-cell table:style-name="Table9.D2" office:value-type="string">
            <text:p text:style-name="P81"/>
          </table:table-cell>
        </table:table-row>
        <table:table-row>
          <table:table-cell table:style-name="Table9.A2" office:value-type="string">
            <text:p text:style-name="P25"><text:placeholder text:placeholder-type="text">&lt;line.name&gt;</text:placeholder></text:p>
          </table:table-cell>
          <table:table-cell table:style-name="Table9.B2" office:value-type="string">
            <text:p text:style-name="P26"><text:placeholder text:placeholder-type="text">&lt;(formatLang(line.amount_original, voucher.party.lang))&gt;</text:placeholder></text:p>
          </table:table-cell>
          <table:table-cell table:style-name="Table9.B2" office:value-type="string">
            <text:p text:style-name="P26"><text:placeholder text:placeholder-type="text">&lt;(formatLang(line.amount, voucher.party.lang))&gt;</text:placeholder></text:p>
          </table:table-cell>
          <table:table-cell table:style-name="Table9.D2" office:value-type="string">
            <text:p text:style-name="P26"><text:placeholder text:placeholder-type="text">&lt;(formatLang(line.amount_unreconciled, voucher.party.lang))&gt;</text:placeholder></text:p>
          </table:table-cell>
        </table:table-row>
        <table:table-row>
          <table:table-cell table:style-name="Table9.A2" office:value-type="string">
            <text:p text:style-name="P84"><text:placeholder text:placeholder-type="text">&lt;/for&gt;</text:placeholder></text:p>
          </table:table-cell>
          <table:table-cell table:style-name="Table9.B2" office:value-type="string">
            <text:p text:style-name="P13"/>
          </table:table-cell>
          <table:table-cell table:style-name="Table9.B2" office:value-type="string">
            <text:p text:style-name="P77"/>
          </table:table-cell>
          <table:table-cell table:style-name="Table9.D2" office:value-type="string">
            <text:p text:style-name="P79"/>
          </table:table-cell>
        </table:table-row>
        <table:table-row table:style-name="Table9.5">
          <table:table-cell table:style-name="Table9.A5" table:number-columns-spanned="3" office:value-type="string">
            <text:p text:style-name="P15">TOTAL</text:p>
          </table:table-cell>
          <table:covered-table-cell/>
          <table:covered-table-cell/>
          <table:table-cell table:style-name="Table9.D5" office:value-type="string">
            <text:p text:style-name="P32"><text:placeholder text:placeholder-type="text">&lt;(formatLang(voucher.amount, voucher.party.lang))&gt;</text:placeholder></text:p>
          </table:table-cell>
        </table:table-row>
      </table:table>
      <text:p text:style-name="P103"/>
      <text:p text:style-name="P3"><text:placeholder text:placeholder-type="text">&lt;/when&gt;</text:placeholder></text:p>
      <text:p text:style-name="P2"><text:placeholder text:placeholder-type="text">&lt;when test="voucher.voucher_type == 'receipt'"&gt;</text:placeholder></text:p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table:number-columns-spanned="2" office:value-type="string">
            <text:p text:style-name="P30"><text:span text:style-name="T20">COMPROBANTE DE </text:span><text:span text:style-name="T21">IN</text:span><text:span text:style-name="T20">GRESO</text:span><text:span text:style-name="T19"> </text:span><text:span text:style-name="T2">No.</text:span> <text:placeholder text:placeholder-type="text">&lt;voucher.number&gt;</text:placeholder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66"><text:span text:style-name="T3">PAGADO</text:span>: <text:span text:style-name="T8"><text:placeholder text:placeholder-type="text">&lt;voucher.party.name&gt;</text:placeholder></text:span></text:p>
          </table:table-cell>
          <table:table-cell table:style-name="Table7.B2" office:value-type="string">
            <text:p text:style-name="P74"><text:span text:style-name="T25">RUC/C.I.:</text:span> <text:span text:style-name="T8"><text:placeholder text:placeholder-type="text">&lt;voucher.party.vat_number&gt;</text:placeholder></text:span></text:p>
          </table:table-cell>
        </table:table-row>
        <table:table-row table:style-name="Table7.2">
          <table:table-cell table:style-name="Table7.A3" office:value-type="string">
            <text:p text:style-name="P85"/>
          </table:table-cell>
          <table:table-cell table:style-name="Table7.B3" office:value-type="string">
            <text:p text:style-name="P69">FECHA: <text:span text:style-name="T12"><text:placeholder text:placeholder-type="text">&lt;voucher.date&gt;</text:placeholder></text:span></text:p>
          </table:table-cell>
        </table:table-row>
        <table:table-row table:style-name="Table7.2">
          <table:table-cell table:style-name="Table7.A4" office:value-type="string">
            <text:p text:style-name="P60">VALOR EN LETRAS: <text:span text:style-name="T17"><text:placeholder text:placeholder-type="text">&lt;voucher.amount_to_pay_words&gt;</text:placeholder></text:span><text:span text:style-name="T17">,</text:span><text:span text:style-name="T17"><text:placeholder text:placeholder-type="text">&lt;decimales&gt;</text:placeholder></text:span><text:span text:style-name="T17"> <text:s/>/</text:span><text:span text:style-name="T18">100 DOLARES</text:span><text:span text:style-name="T17"> </text:span></text:p>
          </table:table-cell>
          <table:table-cell table:style-name="Table7.B4" office:value-type="string">
            <text:p text:style-name="P64">VALOR NETO: <text:span text:style-name="T30"><text:placeholder text:placeholder-type="text">&lt;(formatLang(voucher.amount, voucher.party.lang))&gt;</text:placeholder></text:span></text:p>
          </table:table-cell>
        </table:table-row>
      </table:table>
      <text:p text:style-name="P37"/>
      <text:p text:style-name="P45"><text:placeholder text:placeholder-type="text">&lt;if test="voucher.pay_lines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55">FORMA DE PAGO</text:p>
          </table:table-cell>
          <table:table-cell table:style-name="Table6.B1" office:value-type="string">
            <text:p text:style-name="P52">N.º DOCUMENTO/CHEQUE</text:p>
          </table:table-cell>
          <table:table-cell table:style-name="Table6.B1" office:value-type="string">
            <text:p text:style-name="P33">BANCO</text:p>
          </table:table-cell>
          <table:table-cell table:style-name="Table6.B1" office:value-type="string">
            <text:p text:style-name="P52">N.º CUENTA</text:p>
          </table:table-cell>
          <table:table-cell table:style-name="Table6.E1" office:value-type="string">
            <text:p text:style-name="P50">VALOR</text:p>
          </table:table-cell>
        </table:table-row>
        <table:table-row>
          <table:table-cell table:style-name="Table6.A2" office:value-type="string">
            <text:p text:style-name="P91"><text:placeholder text:placeholder-type="text">&lt;for each="pay_lines in voucher.pay_lines"&gt;</text:placeholder></text:p>
          </table:table-cell>
          <table:table-cell table:style-name="Table6.B2" office:value-type="string">
            <text:p text:style-name="P92"/>
          </table:table-cell>
          <table:table-cell table:style-name="Table6.B2" office:value-type="string">
            <text:p text:style-name="P47"/>
          </table:table-cell>
          <table:table-cell table:style-name="Table6.B2" office:value-type="string">
            <text:p text:style-name="P47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93"><text:placeholder text:placeholder-type="text">&lt;pay_lines.pay_mode.name&gt;</text:placeholder></text:p>
          </table:table-cell>
          <table:table-cell table:style-name="Table6.B2" office:value-type="string">
            <text:p text:style-name="P95"><text:placeholder text:placeholder-type="text">&lt;if test="pay_lines.numero_doc"&gt;</text:placeholder><text:span text:style-name="T28"><text:placeholder text:placeholder-type="text">&lt;pay_lines.numero_doc&gt;</text:placeholder></text:span><text:placeholder text:placeholder-type="text">&lt;/if&gt;</text:placeholder></text:p>
          </table:table-cell>
          <table:table-cell table:style-name="Table6.B2" office:value-type="string">
            <text:p text:style-name="P47"><text:placeholder text:placeholder-type="text">&lt;if test=" pay_lines.banco"&gt;</text:placeholder><text:span text:style-name="T28"><text:placeholder text:placeholder-type="text">&lt;pay_lines.banco.party.name&gt;</text:placeholder></text:span><text:placeholder text:placeholder-type="text">&lt;/if&gt;</text:placeholder></text:p>
          </table:table-cell>
          <table:table-cell table:style-name="Table6.B2" office:value-type="string">
            <text:p text:style-name="P47"><text:placeholder text:placeholder-type="text">&lt;if test="pay_lines.cuenta_tercero"&gt;</text:placeholder><text:span text:style-name="T28"><text:placeholder text:placeholder-type="text">&lt;pay_lines.cuenta_tercero&gt;</text:placeholder></text:span><text:placeholder text:placeholder-type="text">&lt;/if&gt;</text:placeholder></text:p>
          </table:table-cell>
          <table:table-cell table:style-name="Table6.E2" office:value-type="string">
            <text:p text:style-name="P48"><text:placeholder text:placeholder-type="text">&lt;if test="pay_lines.pay_amount"&gt;</text:placeholder><text:span text:style-name="T29"><text:placeholder text:placeholder-type="text">&lt;(formatLang(pay_lines.pay_amount, voucher.party.lang))&gt;</text:placeholder></text:span><text:placeholder text:placeholder-type="text">&lt;/if&gt;</text:placeholder></text:p>
          </table:table-cell>
        </table:table-row>
        <table:table-row>
          <table:table-cell table:style-name="Table6.A2" office:value-type="string">
            <text:p text:style-name="P94"><text:placeholder text:placeholder-type="text">&lt;/for&gt;</text:placeholder></text:p>
          </table:table-cell>
          <table:table-cell table:style-name="Table6.B2" office:value-type="string">
            <text:p text:style-name="P92"/>
          </table:table-cell>
          <table:table-cell table:style-name="Table6.B2" office:value-type="string">
            <text:p text:style-name="P47"/>
          </table:table-cell>
          <table:table-cell table:style-name="Table6.B2" office:value-type="string">
            <text:p text:style-name="P47"/>
          </table:table-cell>
          <table:table-cell table:style-name="Table6.E2" office:value-type="string">
            <text:p text:style-name="P6"/>
          </table:table-cell>
        </table:table-row>
        <table:table-row table:style-name="Table6.5">
          <table:table-cell table:style-name="Table6.A5" office:value-type="string">
            <text:p text:style-name="P11"/>
          </table:table-cell>
          <table:table-cell table:style-name="Table6.B5" table:number-columns-spanned="3" office:value-type="string">
            <text:p text:style-name="P11"><text:s text:c="123"/>TOTAL</text:p>
          </table:table-cell>
          <table:covered-table-cell/>
          <table:covered-table-cell/>
          <table:table-cell table:style-name="Table6.E5" office:value-type="string">
            <text:p text:style-name="P31"><text:placeholder text:placeholder-type="text">&lt;(formatLang(voucher.amount, voucher.party.lang))&gt;</text:placeholder></text:p>
          </table:table-cell>
        </table:table-row>
      </table:table>
      <text:p text:style-name="P46"><text:placeholder text:placeholder-type="text">&lt;/if&gt;</text:placeholder></text:p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3">FACTURA</text:p>
          </table:table-cell>
          <table:table-cell table:style-name="Table1.B1" office:value-type="string">
            <text:p text:style-name="P34"><text:s/>TOTAL DE FACTURA</text:p>
          </table:table-cell>
          <table:table-cell table:style-name="Table1.B1" office:value-type="string">
            <text:p text:style-name="P53">VALOR <text:span text:style-name="T27">CANCELADO</text:span></text:p>
          </table:table-cell>
          <table:table-cell table:style-name="Table1.D1" office:value-type="string">
            <text:p text:style-name="P49">VALOR <text:span text:style-name="T26">PENDIENTE</text:span></text:p>
          </table:table-cell>
        </table:table-row>
        <table:table-row>
          <table:table-cell table:style-name="Table1.A2" office:value-type="string">
            <text:p text:style-name="P90"><text:placeholder text:placeholder-type="text">&lt;for each="line in voucher.lines"&gt;</text:placeholder>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81"/>
          </table:table-cell>
        </table:table-row>
        <table:table-row>
          <table:table-cell table:style-name="Table1.A2" office:value-type="string">
            <text:p text:style-name="P25"><text:placeholder text:placeholder-type="text">&lt;line.name&gt;</text:placeholder></text:p>
          </table:table-cell>
          <table:table-cell table:style-name="Table1.B2" office:value-type="string">
            <text:p text:style-name="P26"><text:placeholder text:placeholder-type="text">&lt;(formatLang(line.amount_original, voucher.party.lang))&gt;</text:placeholder></text:p>
          </table:table-cell>
          <table:table-cell table:style-name="Table1.B2" office:value-type="string">
            <text:p text:style-name="P26"><text:placeholder text:placeholder-type="text">&lt;(formatLang(line.amount, voucher.party.lang))&gt;</text:placeholder></text:p>
          </table:table-cell>
          <table:table-cell table:style-name="Table1.D2" office:value-type="string">
            <text:p text:style-name="P26"><text:placeholder text:placeholder-type="text">&lt;(formatLang(line.amount_unreconciled, voucher.party.lang))&gt;</text:placeholder></text:p>
          </table:table-cell>
        </table:table-row>
        <table:table-row>
          <table:table-cell table:style-name="Table1.A2" office:value-type="string">
            <text:p text:style-name="P84"><text:placeholder text:placeholder-type="text">&lt;/for&gt;</text:placeholder>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9"/>
          </table:table-cell>
        </table:table-row>
        <table:table-row table:style-name="Table1.5">
          <table:table-cell table:style-name="Table1.A5" table:number-columns-spanned="3" office:value-type="string">
            <text:p text:style-name="P15">TOTAL</text:p>
          </table:table-cell>
          <table:covered-table-cell/>
          <table:covered-table-cell/>
          <table:table-cell table:style-name="Table1.D5" office:value-type="string">
            <text:p text:style-name="P32"><text:placeholder text:placeholder-type="text">&lt;(formatLang(voucher.amount, voucher.party.lang))&gt;</text:placeholder></text:p>
          </table:table-cell>
        </table:table-row>
      </table:table>
      <text:p text:style-name="P38"/>
      <text:p text:style-name="P4"><text:placeholder text:placeholder-type="text">&lt;/when&gt;</text:placeholder></text:p>
      <text:p text:style-name="P97"><text:placeholder text:placeholder-type="text">&lt;when test="voucher.voucher_type == 'multipayment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29"><text:span text:style-name="T24">COMPROBANTE DE EGRESO MULTIPAGO</text:span> <text:span text:style-name="T2">No.</text:span> <text:placeholder text:placeholder-type="text">&lt;voucher.number&gt;</text:placeholder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1"><text:span text:style-name="T23">MOD</text:span>O DE PAGO: <text:span text:style-name="T13"><text:placeholder text:placeholder-type="text">&lt;voucher.payment_mode.name&gt;</text:placeholder></text:span></text:p>
          </table:table-cell>
          <table:table-cell table:style-name="Table3.B2" office:value-type="string">
            <text:p text:style-name="P82"><text:placeholder text:placeholder-type="text">&lt;if test="voucher.bank"&gt;</text:placeholder></text:p>
            <text:p text:style-name="P72"><text:span text:style-name="T16">ENTIDAD:</text:span><text:span text:style-name="T10"> </text:span><text:span text:style-name="T8"><text:placeholder text:placeholder-type="text">&lt;voucher.bank.party.name&gt;</text:placeholder></text:span></text:p>
            <text:p text:style-name="P17"><text:placeholder text:placeholder-type="text">&lt;/if&gt;</text:placeholder></text:p>
          </table:table-cell>
          <table:table-cell table:style-name="Table3.C2" office:value-type="string">
            <text:p text:style-name="P82"><text:placeholder text:placeholder-type="text">&lt;if test="voucher.check_number"&gt;</text:placeholder></text:p>
            <text:p text:style-name="P72"><text:span text:style-name="T15">CHEQUE No. </text:span><text:span text:style-name="T9"><text:placeholder text:placeholder-type="text">&lt;voucher.check_number&gt;</text:placeholder></text:span></text:p>
            <text:p text:style-name="P72"><text:span text:style-name="T8"><text:placeholder text:placeholder-type="text">&lt;/if&gt;</text:placeholder></text:span><text:span text:style-name="T15"> </text:span></text:p>
          </table:table-cell>
        </table:table-row>
        <table:table-row table:style-name="Table3.2">
          <table:table-cell table:style-name="Table3.A3" table:number-columns-spanned="2" office:value-type="string">
            <text:p text:style-name="P65"><text:span text:style-name="T4">POR CONCEPTO</text:span>: <text:span text:style-name="T8"><text:placeholder text:placeholder-type="text">&lt;voucher.description&gt;</text:placeholder></text:span></text:p>
          </table:table-cell>
          <table:covered-table-cell/>
          <table:table-cell table:style-name="Table3.C3" office:value-type="string">
            <text:p text:style-name="P68">FECHA: <text:span text:style-name="T12"><text:placeholder text:placeholder-type="text">&lt;voucher.date&gt;</text:placeholder></text:span></text:p>
          </table:table-cell>
        </table:table-row>
        <table:table-row table:style-name="Table3.2">
          <table:table-cell table:style-name="Table3.A4" table:number-columns-spanned="2" office:value-type="string">
            <text:p text:style-name="P61">VALOR EN LETRAS: <text:span text:style-name="T17"><text:placeholder text:placeholder-type="text">&lt;voucher.amount_to_pay_words&gt;</text:placeholder></text:span></text:p>
          </table:table-cell>
          <table:covered-table-cell/>
          <table:table-cell table:style-name="Table3.C4" office:value-type="string">
            <text:p text:style-name="P62">VALOR NETO: <text:span text:style-name="T12"><text:placeholder text:placeholder-type="text">&lt;voucher.amount_to_pay&gt;</text:placeholder></text:span>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6">COD.</text:p>
          </table:table-cell>
          <table:table-cell table:style-name="Table5.B1" office:value-type="string">
            <text:p text:style-name="P36">CUENTA</text:p>
          </table:table-cell>
          <table:table-cell table:style-name="Table5.B1" office:value-type="string">
            <text:p text:style-name="P58">TERCERO</text:p>
          </table:table-cell>
          <table:table-cell table:style-name="Table5.B1" office:value-type="string">
            <text:p text:style-name="P56">DETALLE</text:p>
          </table:table-cell>
          <table:table-cell table:style-name="Table5.E1" office:value-type="string">
            <text:p text:style-name="P57">VALOR</text:p>
          </table:table-cell>
        </table:table-row>
        <table:table-row>
          <table:table-cell table:style-name="Table5.A2" office:value-type="string">
            <text:p text:style-name="P89"><text:placeholder text:placeholder-type="text">&lt;for each="line in voucher.lines"&gt;</text:placeholder></text:p>
          </table:table-cell>
          <table:table-cell table:style-name="Table5.B2" office:value-type="string">
            <text:p text:style-name="P12"/>
          </table:table-cell>
          <table:table-cell table:style-name="Table5.B2" office:value-type="string">
            <text:p text:style-name="P75"/>
          </table:table-cell>
          <table:table-cell table:style-name="Table5.B2" office:value-type="string">
            <text:p text:style-name="P80"/>
          </table:table-cell>
          <table:table-cell table:style-name="Table5.E2" office:value-type="string">
            <text:p text:style-name="P78"/>
          </table:table-cell>
        </table:table-row>
        <table:table-row>
          <table:table-cell table:style-name="Table5.A2" office:value-type="string">
            <text:p text:style-name="P18"><text:placeholder text:placeholder-type="text">&lt;line.account.code&gt;</text:placeholder></text:p>
          </table:table-cell>
          <table:table-cell table:style-name="Table5.B2" office:value-type="string">
            <text:p text:style-name="P18"><text:placeholder text:placeholder-type="text">&lt;line.account.name&gt;</text:placeholder></text:p>
          </table:table-cell>
          <table:table-cell table:style-name="Table5.B2" office:value-type="string">
            <text:p text:style-name="P19"><text:span text:style-name="T22">[</text:span><text:placeholder text:placeholder-type="text">&lt;line.party.vat_number&gt;</text:placeholder><text:span text:style-name="T22">] </text:span><text:placeholder text:placeholder-type="text">&lt;line.party.name&gt;</text:placeholder></text:p>
          </table:table-cell>
          <table:table-cell table:style-name="Table5.B2" office:value-type="string">
            <text:p text:style-name="P18"><text:placeholder text:placeholder-type="text">&lt;line.detail&gt;</text:placeholder></text:p>
          </table:table-cell>
          <table:table-cell table:style-name="Table5.E3" office:value-type="float" office:value="0">
            <text:p text:style-name="P20"><text:placeholder text:placeholder-type="text">&lt;line.amount&gt;</text:placeholder></text:p>
          </table:table-cell>
        </table:table-row>
        <table:table-row>
          <table:table-cell table:style-name="Table5.A2" office:value-type="string">
            <text:p text:style-name="P83"><text:placeholder text:placeholder-type="text">&lt;/for&gt;</text:placeholder></text:p>
          </table:table-cell>
          <table:table-cell table:style-name="Table5.B2" office:value-type="string">
            <text:p text:style-name="P12"/>
          </table:table-cell>
          <table:table-cell table:style-name="Table5.B2" office:value-type="string">
            <text:p text:style-name="P75"/>
          </table:table-cell>
          <table:table-cell table:style-name="Table5.B2" office:value-type="string">
            <text:p text:style-name="P76"/>
          </table:table-cell>
          <table:table-cell table:style-name="Table5.E2" office:value-type="string">
            <text:p text:style-name="P78"/>
          </table:table-cell>
        </table:table-row>
        <table:table-row table:style-name="Table5.5">
          <table:table-cell table:style-name="Table5.A5" table:number-columns-spanned="4" office:value-type="string">
            <text:p text:style-name="P10">TOTAL</text:p>
          </table:table-cell>
          <table:covered-table-cell/>
          <table:covered-table-cell/>
          <table:covered-table-cell/>
          <table:table-cell table:style-name="Table5.E5" office:value-type="float" office:value="0">
            <text:p text:style-name="P14"><text:placeholder text:placeholder-type="text">&lt;voucher.amount_to_pay&gt;</text:placeholder></text:p>
          </table:table-cell>
        </table:table-row>
      </table:table>
      <text:p text:style-name="P5"><text:placeholder text:placeholder-type="text">&lt;/when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2"><text:span text:style-name="T7">ELABORADO</text:span> POR:</text:p>
            <text:p text:style-name="P22"/>
            <text:p text:style-name="P27"><text:placeholder text:placeholder-type="text">&lt;user.rec_name&gt;</text:placeholder></text:p>
          </table:table-cell>
          <table:table-cell table:style-name="Table4.B1" office:value-type="string">
            <text:p text:style-name="P23">REVISADO / APROBADO:</text:p>
          </table:table-cell>
          <table:table-cell table:style-name="Table4.B1" office:value-type="string">
            <text:p text:style-name="P96">CONTABILIZADO:</text:p>
          </table:table-cell>
          <table:table-cell table:style-name="Table4.D1" office:value-type="string">
            <text:p text:style-name="P21">FIRMA DE RECIBIDO:</text:p>
            <text:p text:style-name="P22"/>
            <text:p text:style-name="P22"/>
            <text:p text:style-name="P24">RUC/C.I.:</text:p>
          </table:table-cell>
        </table:table-row>
      </table:table>
      <text:p text:style-name="P41"><text:span text:style-name="T1">Impreso: </text:span><text:span text:style-name="T1"><text:placeholder text:placeholder-type="text">&lt;hora&gt;</text:placeholder></text:span><text:span text:style-name="T1"> - </text:span><text:span text:style-name="T1"><text:placeholder text:placeholder-type="text">&lt;fecha&gt;</text:placeholder></text:span></text:p>
      <text:p text:style-name="P8"><text:span text:style-name="T6">OBSERVACIONES</text:span><text:span text:style-name="T5">:</text:span><text:span text:style-name="T4"> </text:span><text:placeholder text:placeholder-type="text">&lt;voucher.comment&gt;</text:placeholder></text:p>
      <text:p text:style-name="P3"/>
      <text:p text:style-name="P3"><text:placeholder text:placeholder-type="text">&lt;/choose&gt;</text:placeholder></text:p>
      <text:p text:style-name="P4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page-layout style:name="Mpm1">
      <style:page-layout-properties fo:page-width="8.5in" fo:page-height="11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9" meta:image-count="0" meta:object-count="0" meta:page-count="2" meta:paragraph-count="115" meta:word-count="245" meta:character-count="3264" meta:non-whitespace-character-count="3005"/>
    <meta:user-defined meta:name="Info 1"/>
    <meta:user-defined meta:name="Info 2"/>
    <meta:user-defined meta:name="Info 3"/>
    <meta:user-defined meta:name="Info 4"/>
  </office:meta>
</office:document-meta>
</file>